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.685cm" svg:height="10.367cm" svg:x="16.373cm" svg:y="0.038cm">
            <draw:object draw:notify-on-update-of-ranges="Feuille1.A3:Feuille1.A8 Feuille1.B1:Feuille1.B1 Feuille1.B3:Feuille1.B8 Feuille1.C1:Feuille1.C1 Feuille1.C3:Feuille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20M rows inserts with 6 larges Sks</text:p>
          </table:table-cell>
          <table:table-cell office:value-type="string" calcext:value-type="string">
            <text:p>Write IOPs</text:p>
          </table:table-cell>
          <table:table-cell office:value-type="string" calcext:value-type="string">
            <text:p>Read IOPs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noDB</text:p>
          </table:table-cell>
          <table:table-cell office:value-type="float" office:value="29.357517" calcext:value-type="float">
            <text:p>29,357517</text:p>
          </table:table-cell>
          <table:table-cell office:value-type="float" office:value="9.953455" calcext:value-type="float">
            <text:p>9,953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oDB No CB</text:p>
          </table:table-cell>
          <table:table-cell office:value-type="float" office:value="123.661678" calcext:value-type="float">
            <text:p>123,661678</text:p>
          </table:table-cell>
          <table:table-cell office:value-type="float" office:value="64.399003" calcext:value-type="float">
            <text:p>64,399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oDB CMP8k</text:p>
          </table:table-cell>
          <table:table-cell office:value-type="float" office:value="92.47573" calcext:value-type="float">
            <text:p>92,47573</text:p>
          </table:table-cell>
          <table:table-cell office:value-type="float" office:value="11.6087" calcext:value-type="float">
            <text:p>11,6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sDB</text:p>
          </table:table-cell>
          <table:table-cell office:value-type="float" office:value="1.180176" calcext:value-type="float">
            <text:p>1,180176</text:p>
          </table:table-cell>
          <table:table-cell office:value-type="float" office:value="2.307953" calcext:value-type="float">
            <text:p>2,307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98.417054" calcext:value-type="float">
            <text:p>98,417054</text:p>
          </table:table-cell>
          <table:table-cell office:value-type="float" office:value="79.991815" calcext:value-type="float">
            <text:p>79,991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97.007247" calcext:value-type="float">
            <text:p>97,007247</text:p>
          </table:table-cell>
          <table:table-cell office:value-type="float" office:value="79.510837" calcext:value-type="float">
            <text:p>79,510837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float" office:value="29357517" calcext:value-type="float">
            <text:p>29357517</text:p>
          </table:table-cell>
          <table:table-cell office:value-type="float" office:value="9953455" calcext:value-type="float">
            <text:p>9953455</text:p>
          </table:table-cell>
          <table:table-cell table:formula="of:=[.B14]/1000000" office:value-type="float" office:value="29.357517" calcext:value-type="float">
            <text:p>29,357517</text:p>
          </table:table-cell>
          <table:table-cell table:formula="of:=[.C14]/1000000" office:value-type="float" office:value="9.953455" calcext:value-type="float">
            <text:p>9,953455</text:p>
          </table:table-cell>
        </table:table-row>
        <table:table-row table:style-name="ro1">
          <table:table-cell/>
          <table:table-cell office:value-type="float" office:value="123661678" calcext:value-type="float">
            <text:p>123661678</text:p>
          </table:table-cell>
          <table:table-cell office:value-type="float" office:value="64399003" calcext:value-type="float">
            <text:p>64399003</text:p>
          </table:table-cell>
          <table:table-cell table:formula="of:=[.B15]/1000000" office:value-type="float" office:value="123.661678" calcext:value-type="float">
            <text:p>123,661678</text:p>
          </table:table-cell>
          <table:table-cell table:formula="of:=[.C15]/1000000" office:value-type="float" office:value="64.399003" calcext:value-type="float">
            <text:p>64,399003</text:p>
          </table:table-cell>
        </table:table-row>
        <table:table-row table:style-name="ro1">
          <table:table-cell/>
          <table:table-cell office:value-type="float" office:value="92475730" calcext:value-type="float">
            <text:p>92475730</text:p>
          </table:table-cell>
          <table:table-cell office:value-type="float" office:value="11608700" calcext:value-type="float">
            <text:p>11608700</text:p>
          </table:table-cell>
          <table:table-cell table:formula="of:=[.B16]/1000000" office:value-type="float" office:value="92.47573" calcext:value-type="float">
            <text:p>92,47573</text:p>
          </table:table-cell>
          <table:table-cell table:formula="of:=[.C16]/1000000" office:value-type="float" office:value="11.6087" calcext:value-type="float">
            <text:p>11,6087</text:p>
          </table:table-cell>
        </table:table-row>
        <table:table-row table:style-name="ro1">
          <table:table-cell/>
          <table:table-cell office:value-type="float" office:value="1180176" calcext:value-type="float">
            <text:p>1180176</text:p>
          </table:table-cell>
          <table:table-cell office:value-type="float" office:value="2307953" calcext:value-type="float">
            <text:p>2307953</text:p>
          </table:table-cell>
          <table:table-cell table:formula="of:=[.B17]/1000000" office:value-type="float" office:value="1.180176" calcext:value-type="float">
            <text:p>1,180176</text:p>
          </table:table-cell>
          <table:table-cell table:formula="of:=[.C17]/1000000" office:value-type="float" office:value="2.307953" calcext:value-type="float">
            <text:p>2,307953</text:p>
          </table:table-cell>
        </table:table-row>
        <table:table-row table:style-name="ro1">
          <table:table-cell/>
          <table:table-cell office:value-type="float" office:value="98417054" calcext:value-type="float">
            <text:p>98417054</text:p>
          </table:table-cell>
          <table:table-cell office:value-type="float" office:value="79991815" calcext:value-type="float">
            <text:p>79991815</text:p>
          </table:table-cell>
          <table:table-cell table:formula="of:=[.B18]/1000000" office:value-type="float" office:value="98.417054" calcext:value-type="float">
            <text:p>98,417054</text:p>
          </table:table-cell>
          <table:table-cell table:formula="of:=[.C18]/1000000" office:value-type="float" office:value="79.991815" calcext:value-type="float">
            <text:p>79,991815</text:p>
          </table:table-cell>
        </table:table-row>
        <table:table-row table:style-name="ro1">
          <table:table-cell/>
          <table:table-cell office:value-type="float" office:value="97007247" calcext:value-type="float">
            <text:p>97007247</text:p>
          </table:table-cell>
          <table:table-cell office:value-type="float" office:value="79510837" calcext:value-type="float">
            <text:p>79510837</text:p>
          </table:table-cell>
          <table:table-cell table:formula="of:=[.B19]/1000000" office:value-type="float" office:value="97.007247" calcext:value-type="float">
            <text:p>97,007247</text:p>
          </table:table-cell>
          <table:table-cell table:formula="of:=[.C19]/1000000" office:value-type="float" office:value="79.510837" calcext:value-type="float">
            <text:p>79,5108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09:27:11.645590359</meta:creation-date>
    <dc:date>2025-03-24T10:44:45.492336802</dc:date>
    <meta:editing-duration>PT46M37S</meta:editing-duration>
    <meta:editing-cycles>1</meta:editing-cycles>
    <meta:generator>LibreOffice/7.3.7.2$Linux_X86_64 LibreOffice_project/30$Build-2</meta:generator>
    <meta:document-statistic meta:table-count="1" meta:cell-count="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17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686cm" svg:height="10.368cm" xlink:href=".." xlink:type="simple" chart:class="chart:bar" chart:style-name="ch1">
        <chart:title svg:x="5.349cm" svg:y="0.343cm" chart:style-name="ch2">
          <text:p>Read and write IOPs (million)</text:p>
        </chart:title>
        <chart:subtitle svg:x="4.158cm" svg:y="1.329cm" chart:style-name="ch3">
          <text:p>for 20M rows inserted with 6 secondary indexes</text:p>
        </chart:subtitle>
        <chart:legend chart:legend-position="end" svg:x="13.669cm" svg:y="0.531cm" style:legend-expansion="custom" svg:width="2.334cm" svg:height="1.262cm" style:legend-expansion-aspect-ratio="1.84944532488114" chart:style-name="ch4"/>
        <chart:plot-area chart:style-name="ch5" table:cell-range-address="Feuille1.A3:Feuille1.C8 Feuille1.B1:Feuille1.C1" chart:data-source-has-labels="both" svg:x="1.525cm" svg:y="1.96cm" svg:width="14.52cm" svg:height="8.059cm">
          <chart:coordinate-region svg:x="2.332cm" svg:y="2.159cm" svg:width="13.713cm" svg:height="6.534cm"/>
          <chart:axis chart:dimension="x" chart:name="primary-x" chart:style-name="ch6" chartooo:axis-type="auto">
            <chartooo:date-scale/>
            <chart:categories table:cell-range-address="Feuille1.A3:Feuille1.A8"/>
          </chart:axis>
          <chart:axis chart:dimension="y" chart:name="primary-y" chart:style-name="ch7">
            <chart:title svg:x="0.632cm" svg:y="7.012cm" chart:style-name="ch8">
              <text:p>IOPs (million)</text:p>
            </chart:title>
            <chart:grid chart:style-name="ch9" chart:class="major"/>
          </chart:axis>
          <chart:series chart:style-name="ch10" chart:values-cell-range-address="Feuille1.B3:Feuille1.B8" chart:label-cell-address="Feuille1.B1:Feuille1.B1" chart:class="chart:bar">
            <chart:data-point/>
            <chart:data-point chart:style-name="ch11"/>
            <chart:data-point chart:repeated="4"/>
          </chart:series>
          <chart:series chart:style-name="ch12" chart:values-cell-range-address="Feuille1.C3:Feuille1.C8" chart:label-cell-address="Feuille1.C1:Feuille1.C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 IOPs</text:p>
                <draw:g>
                  <svg:desc>Feuille1.B1:Feuille1.B1</svg:desc>
                </draw:g>
              </table:table-cell>
              <table:table-cell office:value-type="string">
                <text:p>Read IOPs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noDB</text:p>
                <draw:g>
                  <svg:desc>Feuille1.A3:Feuille1.A8</svg:desc>
                </draw:g>
              </table:table-cell>
              <table:table-cell office:value-type="float" office:value="29.357517">
                <text:p>29.357517</text:p>
                <draw:g>
                  <svg:desc>Feuille1.B3:Feuille1.B8</svg:desc>
                </draw:g>
              </table:table-cell>
              <table:table-cell office:value-type="float" office:value="9.953455">
                <text:p>9.953455</text:p>
                <draw:g>
                  <svg:desc>Feuille1.C3:Feuille1.C8</svg:desc>
                </draw:g>
              </table:table-cell>
            </table:table-row>
            <table:table-row>
              <table:table-cell office:value-type="string">
                <text:p>InnoDB No CB</text:p>
              </table:table-cell>
              <table:table-cell office:value-type="float" office:value="123.661678">
                <text:p>123.661678</text:p>
              </table:table-cell>
              <table:table-cell office:value-type="float" office:value="64.399003">
                <text:p>64.399003</text:p>
              </table:table-cell>
            </table:table-row>
            <table:table-row>
              <table:table-cell office:value-type="string">
                <text:p>InnoDB CMP8k</text:p>
              </table:table-cell>
              <table:table-cell office:value-type="float" office:value="92.47573">
                <text:p>92.47573</text:p>
              </table:table-cell>
              <table:table-cell office:value-type="float" office:value="11.6087">
                <text:p>11.6087</text:p>
              </table:table-cell>
            </table:table-row>
            <table:table-row>
              <table:table-cell office:value-type="string">
                <text:p>RocksDB</text:p>
              </table:table-cell>
              <table:table-cell office:value-type="float" office:value="1.180176">
                <text:p>1.180176</text:p>
              </table:table-cell>
              <table:table-cell office:value-type="float" office:value="2.307953">
                <text:p>2.307953</text:p>
              </table:table-cell>
            </table:table-row>
            <table:table-row>
              <table:table-cell office:value-type="string">
                <text:p>PostGreSQL</text:p>
              </table:table-cell>
              <table:table-cell office:value-type="float" office:value="98.417054">
                <text:p>98.417054</text:p>
              </table:table-cell>
              <table:table-cell office:value-type="float" office:value="79.991815">
                <text:p>79.991815</text:p>
              </table:table-cell>
            </table:table-row>
            <table:table-row>
              <table:table-cell office:value-type="string">
                <text:p>MongoDB</text:p>
              </table:table-cell>
              <table:table-cell office:value-type="float" office:value="97.007247">
                <text:p>97.007247</text:p>
              </table:table-cell>
              <table:table-cell office:value-type="float" office:value="79.510837">
                <text:p>79.5108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